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Bitstream Charter', serif"/>
    <style:font-face style:name="Helvetica Neue" svg:font-family="'Helvetica Neue', Arial, Helvetica, 'Nimbus Sans 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fo:margin-top="0cm" fo:margin-bottom="0cm" loext:contextual-spacing="false" fo:text-align="center" style:justify-single-word="false" fo:orphans="2" fo:widows="2" fo:text-indent="0cm" style:auto-text-indent="false" fo:background-color="transparent" fo:padding="0cm" fo:border="none"/>
    </style:style>
    <style:style style:name="P2" style:family="paragraph" style:parent-style-name="Text_20_body">
      <loext:graphic-properties draw:fill="none" draw:fill-color="#ffffff"/>
      <style:paragraph-properties fo:margin-left="0cm" fo:margin-right="0cm" fo:margin-top="0cm" fo:margin-bottom="0cm" loext:contextual-spacing="false" fo:orphans="2" fo:widows="2" fo:text-indent="0cm" style:auto-text-indent="false" fo:background-color="transparent" fo:padding="0cm" fo:border="none"/>
    </style:style>
    <style:style style:name="P3" style:family="paragraph" style:parent-style-name="Text_20_body">
      <loext:graphic-properties draw:fill="none" draw:fill-color="#ffffff"/>
      <style:paragraph-properties fo:margin-left="0cm" fo:margin-right="0cm" fo:margin-top="0cm" fo:margin-bottom="0.635cm" loext:contextual-spacing="false" fo:orphans="2" fo:widows="2" fo:text-indent="0cm" style:auto-text-indent="false" fo:background-color="transparent" fo:padding="0cm" fo:border="none"/>
      <style:text-properties fo:font-variant="normal" fo:text-transform="none" fo:color="#333333" fo:letter-spacing="normal" fo:background-color="#ffffff" loext:padding="0cm" loext:border="none"/>
    </style:style>
    <style:style style:name="P4" style:family="paragraph" style:parent-style-name="Text_20_body">
      <loext:graphic-properties draw:fill="none" draw:fill-color="#ffffff"/>
      <style:paragraph-properties fo:margin-left="0cm" fo:margin-right="0cm" fo:margin-top="0cm" fo:margin-bottom="0.635cm" loext:contextual-spacing="false" fo:text-align="center" style:justify-single-word="false" fo:orphans="2" fo:widows="2" fo:text-indent="0cm" style:auto-text-indent="false" fo:background-color="transparent" fo:padding="0cm" fo:border="none"/>
      <style:text-properties fo:font-variant="normal" fo:text-transform="none" fo:color="#333333" fo:letter-spacing="normal" fo:background-color="#ffffff" loext:padding="0cm" loext:border="none"/>
    </style:style>
    <style:style style:name="P5" style:family="paragraph" style:parent-style-name="Text_20_body">
      <loext:graphic-properties draw:fill="none" draw:fill-color="#ffffff"/>
      <style:paragraph-properties fo:margin-left="0cm" fo:margin-right="0cm" fo:margin-top="0cm" fo:margin-bottom="0.635cm" loext:contextual-spacing="false" fo:orphans="2" fo:widows="2" fo:text-indent="0cm" style:auto-text-indent="false" fo:background-color="transparent" fo:padding="0cm" fo:border="none"/>
      <style:text-properties fo:font-variant="normal" fo:text-transform="none" fo:color="#333333" style:font-name="Georgia" fo:font-size="12pt" fo:letter-spacing="normal" fo:font-style="normal" fo:font-weight="normal" fo:background-color="#ffffff" loext:padding="0cm" loext:border="none"/>
    </style:style>
    <style:style style:name="P6" style:family="paragraph" style:parent-style-name="Heading_20_1">
      <style:text-properties fo:font-variant="normal" fo:text-transform="none" fo:color="#000000" style:font-name="Helvetica Neue" fo:font-size="15.75pt" fo:letter-spacing="normal" fo:font-style="normal" fo:font-weight="bold"/>
    </style:style>
    <style:style style:name="P7" style:family="paragraph" style:parent-style-name="Text_20_body" style:list-style-name="L1">
      <loext:graphic-properties draw:fill="none" draw:fill-color="#ffffff"/>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333333" style:font-name="Georgia" fo:font-size="12pt" fo:letter-spacing="normal" fo:font-style="normal" fo:font-weight="normal" fo:background-color="#ffffff" loext:padding="0cm" loext:border="none"/>
    </style:style>
    <style:style style:name="P8" style:family="paragraph" style:parent-style-name="Text_20_body" style:list-style-name="L2">
      <loext:graphic-properties draw:fill="none" draw:fill-color="#ffffff"/>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333333" style:font-name="Georgia" fo:font-size="12pt" fo:letter-spacing="normal" fo:font-style="normal" fo:font-weight="normal" fo:background-color="#ffffff" loext:padding="0cm" loext:border="none"/>
    </style:style>
    <style:style style:name="P9" style:family="paragraph" style:parent-style-name="Text_20_body" style:list-style-name="L2">
      <loext:graphic-properties draw:fill="none" draw:fill-color="#ffffff"/>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333333" fo:letter-spacing="normal" fo:background-color="#ffffff" loext:padding="0cm" loext:border="none"/>
    </style:style>
    <style:style style:name="P10" style:family="paragraph" style:parent-style-name="Text_20_body">
      <loext:graphic-properties draw:fill="none" draw:fill-color="#ffffff"/>
      <style:paragraph-properties fo:margin-left="0cm" fo:margin-right="0cm" fo:margin-top="0cm" fo:margin-bottom="0cm" loext:contextual-spacing="false" fo:text-align="center" style:justify-single-word="false" fo:orphans="2" fo:widows="2" fo:text-indent="0cm" style:auto-text-indent="false" fo:background-color="transparent" fo:padding="0cm" fo:border="none"/>
    </style:style>
    <style:style style:name="P11" style:family="paragraph" style:parent-style-name="Text_20_body">
      <loext:graphic-properties draw:fill="none" draw:fill-color="#ffffff"/>
      <style:paragraph-properties fo:margin-left="0cm" fo:margin-right="0cm" fo:margin-top="0cm" fo:margin-bottom="0cm" loext:contextual-spacing="false" fo:orphans="2" fo:widows="2" fo:text-indent="0cm" style:auto-text-indent="false" fo:background-color="transparent" fo:padding="0cm" fo:border="none"/>
    </style:style>
    <style:style style:name="T1" style:family="text">
      <style:text-properties style:font-name="Georgia" fo:font-size="12pt" fo:font-style="normal" fo:font-weight="normal"/>
    </style:style>
    <style:style style:name="T2" style:family="text">
      <style:text-properties fo:font-variant="normal" fo:text-transform="none" fo:color="#333333" style:font-name="Georgia" fo:font-size="12pt" fo:letter-spacing="normal" fo:font-style="normal" fo:font-weight="bold" fo:background-color="transparent" loext:char-shading-value="0" loext:padding="0cm" loext:border="none"/>
    </style:style>
    <style:style style:name="T3" style:family="text">
      <style:text-properties fo:font-variant="normal" fo:text-transform="none" fo:color="#333333" style:font-name="Georgia" fo:font-size="12pt" fo:letter-spacing="normal" fo:font-style="normal" fo:font-weight="normal" fo:background-color="#ffffff" loext:char-shading-value="0" loext:padding="0cm" loext:border="none"/>
    </style:style>
    <style:style style:name="T4" style:family="text">
      <style:text-properties fo:font-variant="normal" fo:text-transform="none" fo:color="#333333" style:font-name="Georgia" fo:font-size="12pt" fo:letter-spacing="normal" fo:font-style="normal" fo:font-weight="normal" fo:background-color="transparent" loext:char-shading-value="0" loext:padding="0cm" loext:border="none"/>
    </style:style>
    <style:style style:name="T5" style:family="text">
      <style:text-properties fo:font-variant="normal" fo:text-transform="none" fo:color="#333333" style:font-name="Georgia" fo:font-size="12pt" fo:letter-spacing="normal" fo:font-style="italic" fo:font-weight="normal" fo:background-color="transparent" loext:char-shading-value="0" loext:padding="0cm" loext:border="none"/>
    </style:style>
    <style:style style:name="T6" style:family="text">
      <style:text-properties fo:font-variant="normal" fo:text-transform="none" fo:color="#333333" fo:letter-spacing="normal" fo:background-color="transparent" loext:char-shading-value="0" loext:padding="0cm" loext:border="none"/>
    </style:style>
    <style:style style:name="T7" style:family="text">
      <style:text-properties fo:font-variant="normal" fo:text-transform="none" fo:color="#743399" style:font-name="Georgia" fo:font-size="12pt" fo:letter-spacing="normal" fo:font-style="normal" fo:font-weight="normal" fo:background-color="transparent" loext:char-shading-value="0" loext:padding="0cm" loext:border="non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FoU Prosjekt: Oppgaven</text:h>
      <text:p text:style-name="P3"> </text:p>
      <text:p text:style-name="P1"><text:span text:style-name="Strong_20_Emphasis"><text:span text:style-name="T2">FoU 2011</text:span></text:span></text:p>
      <text:p text:style-name="P4"> </text:p>
      <text:p text:style-name="P1"><text:span text:style-name="Strong_20_Emphasis"><text:span text:style-name="T2">Karoline Listhaug, Andreas Green, Kine Kristensen og Susanne Johnsen</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Innledning</text:span></text:span></text:p>
      <text:p text:style-name="P2"><text:span text:style-name="Strong_20_Emphasis"><text:span text:style-name="T6"/></text:span></text:p>
      <text:p text:style-name="P2"><text:span text:style-name="Strong_20_Emphasis"><text:span text:style-name="T6"/></text:span></text:p>
      <text:p text:style-name="P5">I denne oppgaven skal vi belyse temaet ungdom og rus. Vanligvis når man snakker om rus og ungdom blir det assosiert med alkohol, men i vårt tilfelle vil vi konsentrere oss om narkotiske stoffer, siden det er det som er relevant for vår oppgave. Oppgaven bygger på en kvalitativ undersøkelse og er delt inn i tre hoveddeler, teori, metode og analyse. Vi innleder oppgaven med teori, og har her valgt å benytte oss av Bronfenbrenners modell som vi mener er relevant for den målgruppen vi undersøker. Videre vil vi beskrive metoden, det vil si hvordan gruppearbeidet har fungert, utfordringer underveis, utarbeiding av intervjuguide og gjennomføring av intervju. Tredje del av oppgaven vil bestå av en analyse av våre funn i undersøkelsen. Disse vil vi knytte opp mot relevant teori, samtidig som vi vil bruke Bronfenbrenners økologiske modell som et teoretisk fundament. Vår problemstilling er som følger:</text:p>
      <text:p text:style-name="P2"><text:span text:style-name="Strong_20_Emphasis"><text:span text:style-name="T2">Hvilken betydning har behandlingsopplegg hatt for to unge narkotikamisbrukere?</text:span></text:span></text:p>
      <text:p text:style-name="P5">I og med at vi har valgt et såpass omfattende tema og at vi har begrenset med tid, har vi vært nødt til å velge en problemstilling som ikke er for bred. Et annet kriterie har vært at problemstillingen skal være forskbar. Det har også vært viktig for oss at oppgaven ikke skal være en evalueringsrapport. Med dette mener vi at målet vårt ikke er å vurdere ulike behandlingshjem, men å beskrive betydningen de har hatt for ungdommene. Hvordan vi kom fram til problemstillingen blir beskrevet i metodedelen.</text:p>
      <text:p text:style-name="P1"><text:span text:style-name="Strong_20_Emphasis"><text:span text:style-name="T2">Teori</text:span></text:span></text:p>
      <text:p text:style-name="P5">Som sagt valgte vi å benytte oss av Bronfenbrenner som et teoretisk fundament i vår oppgave. Vårt hovedfokus er ungdom i alder 16-25 som har og har hatt rusproblemer. Vi forsker i denne oppgaven på hvilken betydning det har hatt for dem å være i et behandlingsprogram. Her er Bronfenbrenners modell relevant, fordi den handler om å se ungdommen i et helhetlig perspektiv og på flere nivåer. Ungdom må ses i sammenheng med sine omgivelser i vid forstand for at vi kan forstå hvordan de fungerer og utvikler seg. Modellen er delt inn i fire ulike nivåer, som er mikro, meso, ekso og makronivået (Aagre, 2003: 33). Disse består igjen av ulike arenaer eller systemer som påvirker hverandre og hvordan samhandlingen er mellom dem. Alt dette påvirker igjen det enkelte barn og unge på direkte og indirekte måter. Her må man gå inn og studere kvalitativt de ulike aspektene ved de ulike arenaene på de ulike nivåene for å øke sin forståelse for barn og unges utviklingsnivå. Når dette gjøres, og man samtidig ser det i et helhetsperspektiv, får man det Bronfenbrenner kaller en økologsk tilnærming (Aagre, 2003:33-34).</text:p>
      <text:p text:style-name="P2"><text:span text:style-name="Strong_20_Emphasis"><text:span text:style-name="T2">Mikro – og mesonivået- nærhetens økologi</text:span></text:span></text:p>
      <text:p text:style-name="P2"><text:span text:style-name="Emphasis"><text:span text:style-name="T5">Alt som handler om relasjoner til andre, sosialt samspill og rolleutforming i forhold til andre og de handlinger og aktiviteter en utfører sammen med andre i hverdagen, inngår i modellens mest ”personlige” nivå, nemlig ”mikronivået” </text:span></text:span><text:span text:style-name="T3">(Aagre, 2003:34). Ungdommer står overfor flere valg i løpet av oppveksten. Bronfenbrenner omtaler de nærmeste </text:span><text:soft-page-break/><text:span text:style-name="T3">relasjonene som mikronivået. </text:span><text:span text:style-name="Emphasis"><text:span text:style-name="T5">I det moderne samfunnet lever barn og unge i et mangfoldig nett av relasjoner til foreldre, jevnaldrende, lærere, andre private og profesjonelle voksne, og ikke minst til mediene</text:span></text:span><text:span text:style-name="T3"> (Henriksen, 2000:21). Her spiller skole, familie og venner en stor rolle for hvordan ungdommen tar sine valg. Ofte basert på oppdragelse (familie), popularitet (venner) og prestasjoner (skole). I vår oppgave som handler om ungdom og rusproblematikk kan løsninger og tiltak på mesonivået være fordelaktige når det blir tatt på et tidlig stadium. </text:span><text:span text:style-name="Emphasis"><text:span text:style-name="T5">Løsninger og tiltak på mesonivået viser seg i flere tilfeller å være svært effektive når en skal stoppe uheldig utvikling blant risikoutsatt ungdom</text:span></text:span><text:span text:style-name="T3"> (Aagre, 2003:35). Med mesonivået menes forbindelse mellom ulike deler av mikronivået, f.eks. samarbeid mellom skole og hjem, trenere og hjem osv (Aagre, 2003: 34-35). Relatert til vår oppgave kan et eksempel være at en lærer/trener/medelev og lignende, fanger opp faresignaler og tar kontakt med foreldrene og/eller politi/barnevern.</text:span></text:p>
      <text:p text:style-name="P2"><text:span text:style-name="Strong_20_Emphasis"><text:span text:style-name="T2">Økologiens ytre ledd- eksonivået og makronivået</text:span></text:span></text:p>
      <text:p text:style-name="P2"><text:span text:style-name="T3">Dette systemet har individet liten innflytelse på, fordi det handler om endringer i større organisasjoner på kommune og samfunnsbasis. Men det er allikevel med på å påvirke individet positivt eller negativt. Eksempler på negativ påvirkning er nedleggelse av ungdomsklubb, fritidsaktivitet ol, mens det på andre siden kan påvirke positivt dersom det blir åpnet flere tilbud for ungdom. I boka ”Kloka møten” forteller Mats Trondman om betydningen hans Cafe ”Klokheten” har hatt for ungdom i risikosonen. </text:span><text:span text:style-name="Emphasis"><text:span text:style-name="T5">Syftet Cafe Klokheten ær at minska de risker som ær førknippade med at vara ungdom i riskzon utan at verksamheten dærmed bottnar i vuxnas redsla och moraliska panik øver ungdomars livssituation</text:span></text:span><text:span text:style-name="T3"> (Trondman, 2003: 83).</text:span><text:span text:style-name="Emphasis"><text:span text:style-name="T4"> </text:span></text:span><text:span text:style-name="T3"> Det viser seg at hvis man har noen fritidsaktiviteter man holder på med er det lettere å holde seg unna narkotiske stoffer. En annen side ved eksonivået kan bestå av familiære årsaker som skilsmisse, arbeidsledighet, krangling, dårlig økonomi osv. Dette kan få konsekvenser for den unge, og være med på bryte ned selvtillit og forverre situasjonen (Aagre, 2003:35-36). I helsedirektoratets veileder om tidlig intervensjon på rusområdet leser vi at barnevernet er pliktet til å </text:span><text:span text:style-name="Emphasis"><text:span text:style-name="T5">sette i verk tiltak som kan stimulere barnets fritidsaktivitet, bidra til at barnet får tilbud om utdanning eller arbeid eller anledning til å bo utenfor hjemmet</text:span></text:span><text:span text:style-name="T3"> (Bæcklund m.fl, 2010:46). Relatert til vår oppgave kan et eksempel her være at en rusmisbruker får hjelp via rusteam/støttekontakt og lignende til å sysselsette seg med andre ting slik at fokuset fra det å ruse seg blir fjernet.</text:span></text:p>
      <text:p text:style-name="P2"><text:span text:style-name="Strong_20_Emphasis"><text:span text:style-name="T6"> </text:span></text:span></text:p>
      <text:p text:style-name="P1"><text:span text:style-name="Strong_20_Emphasis"><text:span text:style-name="T2">Metode</text:span></text:span></text:p>
      <text:p text:style-name="P5">Vi har benyttet oss av to informanter, hvorav den ene er en kvinne på 25 år som har vært rusfri i noen år, mens den andre er en 24 år gammel mann som akkurat har kommet ut fra en tre måneders lang behandling på tvang. Vi har brukt den samme intervjuguiden på begge, men fordi vi hadde et semistrukturert intervju, og fordi informantene våre var veldig ulike, ble resultatet to veldig forskjellige historier. Vi hadde egentlig tenkt å starte intervjuet med et spørsmål om hvorfor de begynte med narkotika. Men etter råd fra fagpersonell på Vestfoldklinikken om hvordan gjennomføre et intervju med rusmisbrukere valgte vi ikke å stille dette spørsmålet. Grunnen til dette er at hun mente det ville bli for personlig, og kunne være med på å trigge vonde minner. I tillegg kan det være med på å <text:soft-page-break/>gjøre informanten mer reservert utover i intervjuet. Etter samråd med fagpersonellet valgte vi å starte intervjuet med følgende spørsmål: Hva var det første stoffet du tok?  </text:p>
      <text:p text:style-name="P2"><text:span text:style-name="Strong_20_Emphasis"><text:span text:style-name="T2">Om kvalitativt intervju</text:span></text:span></text:p>
      <text:p text:style-name="P5">Det finnes mange variasjoner av et kvalitativt intervju. Struktureringsgraden har stor betydning for utfallet av intervjuet. På det ene ytterpunktet av skalaen finner vi det fast strukturerte intervjuet, som for eksempel spørreskjema, mens vi på helt motsatt side av skalaen finner det terapeutiske intervjuet, som minner mer om en samtale (Ryen, 2002:15). </text:p>
      <text:p text:style-name="P2"><text:span text:style-name="T3">I og med at våre to informanter har en bakgrunn det er tøft å prate om, var det viktig for oss at intervjuet ikke ble en spørreundersøkelse, men fleksibelt. </text:span><text:span text:style-name="Emphasis"><text:span text:style-name="T5">Vår tid er med rette blitt omtalt som” intervjusamfunnet”: ”Intervjusamfunnet” avhenger fundamentalt av ansikt- til- ansikt- intervju for å avsløre det personlige, subjektets private selv</text:span></text:span><text:span text:style-name="T3"> (Ryen, 2002:15). Ved gjennomføring av et slikt intervju åpnes det opp for oppfølgingsspørsmål, noe som hjelper oss til å få gode svar fra informanten. Vi leser i Ryens bok at psykologer og sosionomer i sitt arbeid med klienter bruker en mye løsere form, hvor interaksjonen ligner mer på en vanlig samtale, og at dette åpner opp rom for spontanitet, refleksjoner og utdypning (Ryen, 2002:15). Vårt mål var å skape en god og trygg atmosfære under intervjuene, og ha en samtale som åpnet dører istedenfor en fastsatt ramme med konkrete spørsmål og svar. I denne oppgaven, og med tanke på vår problemstilling var det derfor naturlig for oss å velge den kvalitative intervjumetoden og gjennomføre et semistrukturert intervju.</text:span></text:p>
      <text:p text:style-name="P2"><text:span text:style-name="Strong_20_Emphasis"><text:span text:style-name="T6"> </text:span></text:span></text:p>
      <text:p text:style-name="P2"><text:span text:style-name="Strong_20_Emphasis"><text:span text:style-name="T2">Om utarbeiding av problemstilling og innhenting av forkunnskap</text:span></text:span></text:p>
      <text:p text:style-name="P2"><text:span text:style-name="T3">Vi hadde noen utfordringer i startfasen av vårt arbeid. Den største utfordringen var å komme fram til en problemstilling som oppfulgte kravene til oppgaven. Vi begynte å lage et tankekart ut fra stikkordene ungdom og rus, og etter å ha diskutert innad i gruppa om hva det var vi ville forske på, kom vi fram til en foreløpig problemstilling som var følgende: </text:span><text:span text:style-name="Emphasis"><text:span text:style-name="T5">Hva sier en ung rusmisbruker i Tønsberg kommune om de hjelpetiltakene som finnes både under og etter behandlingen? </text:span></text:span><text:span text:style-name="T3">Fulle av pågangsmot møtte vi til første veiledning i håp om at problemstillingen skulle godkjennes, noe den for så vidt ble, men vi ble litt motløse da vi fikk høre av veileder at det var vanskelig å skrive en god oppgave med rus som tema. Vi bestemte oss for å ta utfordringen, og ble enige med veileder om at vi skulle sette oss høye mål i forhold til sluttproduktet. For å få til dette diskuterte vi med veileder de nødvendige grep som måtte gjøres i forkant av oppgaven. Blant annet var det viktig å skaffe seg god forkunnskap i forkant av skrivingen. Vi brukte god tid på å finne avisartikler om rus på nett, og kontaktet forskjellige behandlingssentre. Vi fikk kontakt med to behandlingshjem, som med glede ville fortelle om deres behandlingstilbud til rusavhengige. Det ene stedet var Akutt Borre, hvor vi gjennomførte et telefonintervju. I etterkant ble vi rådet til ikke å benytte oss av dette behandlingshjemmet da det er en barnevernsinstitusjon, mens vårt fokus skulle være på ungdom mellom 18-25 år. Vi syntes allikevel det var interessant å høre om tilbudet deres selv om vi ikke skulle bruke det i oppgaven.</text:span></text:p>
      <text:p text:style-name="P2"><text:soft-page-break/><text:span text:style-name="T3">Grunnet sykdom i gruppa samt veileder oppstod det noen kommunikasjonsproblemer via mail. Det ble litt forvirring angående oppsettet av oppgaven, da vi trodde vi kunne begynne på teoridelen før vi hadde fått den nødvendige forkunnskapen. Dette førte videre til at vi trodde problemstillingen måtte være endelig før vi kunne begynne å skrive oppgaven. Vi fikk anledning til å komme på besøk til Vestfoldklinikken, og i forbindelse med dette besøket utarbeidet vi en ny problemstilling ut fra den tro at vi skulle få informanter fra dette behandlingshjemmet. Besøket på Vestfoldklinikken var svært nyttig med tanke på informasjonen vi fikk av en ansatt der. Det som ikke var like positivt med dette besøket var at vi ikke fikk informanter derfra fordi det formelle ville ta for lang tid i forhold til det vi hadde av rådighet. Dermed stod vi igjen uten problemstilling. Vi sendte en mail til veileder for å prøve å få fremskyndet veiledningstimen fra onsdag til mandag, da vi følte at tiden begynte å renne ut for oss. Dette gikk i orden, og mandagens veiledningsmøte ble svært vellykket. Vi fikk klarnet opp i de misforståelsene som hadde forekommet, og ble enige med veileder om å beholde rus som tema. </text:span><text:span text:style-name="Emphasis"><text:span text:style-name="T5">Kunsten er å avgrense seg, bestemme seg hva man skal samle seg om, og ikke minst, hva man ikke skal inkludere</text:span></text:span><text:span text:style-name="T3"> (Ryen, 2002: 77). Sammen med veileder diskuterte vi hva det var vi ønsket å forske på, hva vi var nysgjerrige på. Vi var alle enige om at vi ville vinkle oppgaven mot de som har vært avhengige av narkotika, vi ville vite hvordan de opplevde å være i behandling. Vi ble også enige om ikke å gjennomføre intervju med noen ansatte på behandlingshjem, siden dette ville være med på å gjøre problemstillingen for vid. </text:span><text:span text:style-name="Emphasis"><text:span text:style-name="T5">Prosjekter der problemstillinga blir for vid kommer sjelden i havn. Et eksempel er prosjekter der man prøver å se en problemstilling fra alle(s) perspektiv</text:span></text:span><text:span text:style-name="T3"> (Ryen, 2002: 76). Derfor valgte vi å intervjue kun ungdom som har vært i behandling. Utfordringen vår var å bringe til veie informanter, da det er vanskelig både å avtale og gjennomføre intervju med ungdom i en slik situasjon. Heldigvis for oss løste dette seg ved at en av gruppemedlemmene hadde en bekjent som nettopp hadde kommet ut av et behandlingsopplegg. Fordi vi fikk avtalt intervju med han samme dag, var det lettere for oss å utforme en foreløpig arbeidsproblemstilling i samråd med veileder, og den ble som følger: </text:span><text:span text:style-name="Emphasis"><text:span text:style-name="T5">Hvordan opplever en rusmisbruker mellom 18-25 år å være i et behandlingsopplegg?</text:span></text:span></text:p>
      <text:p text:style-name="P5">Etter å ha gjennomført det første intervjuet ble vi enige om at vi ville ha mer stoff til oppgaven. Det er vanskelig å skaffe informanter til en slik undersøkelse, men en bekjent av oss meldte seg frivillig til å fortelle sin historie selv om det er noen år siden hun var i behandling.</text:p>
      <text:p text:style-name="P2"><text:span text:style-name="Strong_20_Emphasis"><text:span text:style-name="T6"> </text:span></text:span></text:p>
      <text:p text:style-name="P2"><text:span text:style-name="Strong_20_Emphasis"><text:span text:style-name="T2">Om utarbeiding av intervjuguide</text:span></text:span></text:p>
      <text:p text:style-name="P2"><text:span text:style-name="T3">Da vi var ferdig med veiledning satt vi oss ned med innledning til oppgaven, samt videreutviklet intervjuguiden vi allerede hadde laget før besøket ved Vestfoldklinikken. Hun som jobbet på klinikken rådet oss til å ha få spørsmål, og holde oss unna spørsmål som kunne trigge vonde minner. Utarbeiding av intervjuguiden tok ikke så lang tid, siden vi hadde det klart for oss hva vi ville finne ut av. Vi lagde en intervjuguide som åpnet opp for at vi kunne gå frem og tilbake i spørsmålsrekken. Vi hadde på forhånd snakket om at vi ønsket oss en samtale hvor informanten skulle fortelle sin historie heller enn å besvare konkrete spørsmål. </text:span><text:span text:style-name="Emphasis"><text:span text:style-name="T5">Ved kvalitative intervju er ikke hovedintesjonen å sammenligne </text:span></text:span><text:soft-page-break/><text:span text:style-name="Emphasis"><text:span text:style-name="T5">enheter, men å oppnå tilgang til handlinger og hendelser som sees som relevante for undersøkelsens problemstilling </text:span></text:span><text:span text:style-name="T3">(Ryen, 2002:85). I og med at målet vårt ikke var å sammenligne behandlingshjem, men å finne ut av hvordan ungdommen opplevde den situasjonen han eller hun var i, var det semistrukturerte intervjuet noe som fungerte bra. </text:span><text:span text:style-name="Emphasis"><text:span text:style-name="T5">Det er jo nettopp muligheten til å nå dypt i det enkelte intervju som er intervjuets forse i kvalitative studier </text:span></text:span><text:span text:style-name="T3">(Ryen, 2002: 85). Dette er, etter vår mening, ikke mulig å oppnå ved telefonintervju, spørreundersøkelser og lignende.</text:span></text:p>
      <text:p text:style-name="P2"><text:span text:style-name="Strong_20_Emphasis"><text:span text:style-name="T2">Om gjennomføring av intervjuene</text:span></text:span></text:p>
      <text:p text:style-name="P5">I begge intervjuene møtte vi informantene i deres egne hjem, for å skape en trygg ramme rundt situasjonen. I utgangspunktet skulle vi bare være to som gjennomførte intervju 1, med den mannlige informanten, men ble enige om at de tre jentene i gruppa gjorde det. Vi kom fram til dette i og med at informanten ikke hadde noe imot det, og fordi vi på den måten kunne sikre oss mer informasjon ved at en noterte kroppsspråk og stemning. For å unngå at vi snakket i munnen på hverandre, valgte vi en som skulle stå for selve praten. I intervju 2 var vi også tre som var tilstede, men kun en som stod for spørsmålene til den kvinnelige informanten. Da vi kom inn i leiligheten til informant 1, lå han lettere henslengt i sofaen. Han reiste seg opp og hilste pent på alle tre. Vi takket han for at vi fikk lov å komme, og satt oss ned. Det var en god og avslappet stemning, noe som også var med på å påvirke utfallet av intervjuet. Før vi begynte begge intervjuene gikk intervjueren gjennom informasjonsskrivet, hvilke rettigheter de har, og hva vi skulle bruke informasjonen til. Vi var opptatt av å skape et godt tillitsforhold til informantene, og prøvde derfor å begrense vårt akademiske språk i møte med dem (Ryen, 2002: 116). Vi poengterte også at dersom det var noen spørsmål de fant ubehagelig skulle de la være å svare på dem.  Kommunikasjon som blikkontakt, kroppsspråk og tonefall var noe vi hadde fokus på (Ryen, 2002: 116). Dette for at informantene skulle føle seg mest mulig trygge. I intervju 1 brukte vi mobiltelefon som lydopptaker, og intervjuet startet. Hele intervjuet varte i 35 minutter, og utviklet seg etterhvert til å bli en samtale mer enn et intervju, da det stadig dukket opp oppfølgingsspørsmål vi var nysgjerrige på. I forkant av intervjuet var intervjueren nervøs for å si noe galt, siden hun ikke hadde vært i en sånn situasjon før, og med tanke på at det er et sårt tema. Men informanten var overraskende åpen og imøtekommende, og det føltes aldri beklemt. Vi fikk god innsikt i hans fortid og opplevelse av behandling, noe vi vil utdype i analysedelen. Dagen etter møttes vi for å transkribere intervju 1, noe som bød på noen små utfordringer. Det viste seg at lydopptaket var litt for lavt, og vi måtte spole fram og tilbake noen ganger for å høre hva som ble sagt. Allikevel klarte vi å få med oss det meste, og satt igjen med syv sider transkribering etter i overkant en halvtimes intervju. Fordi vi hadde problemer med lydopptaket fra mobiltelefon under det første intervjuet, valgte vi å bruke videokamera med den kvinnelige informanten. Dette hadde vi avklart med henne i forkant, på betingelse av at vi hadde linsen på, og kun benyttet oss av lydopptaket. Fordi vi alle sammen kjente hverandre litt fra før, slapp vi å være like nervøse under dette intervjuet som vi var under det første. Det var også her en behagelig og avslappet stemning, og informanten var svært snakkesalig. Dette merket vi godt da vi transkriberte hennes intervju, da sitatene var veldig mye lengre enn informant 1 sine. Fordi begge informantene kom med mye interessant tilleggsinformasjon, åpnet det noen nye dører i oppgaven vår som vi ikke hadde regnet med. Dette gjorde sitt til at vi nok <text:soft-page-break/>en gang ble nødt til å endre vår problemstilling for å få brukt det vi ser på som nyttig og lærerikt stoff til temaet rus.</text:p>
      <text:p text:style-name="P2"><text:span text:style-name="Strong_20_Emphasis"><text:span text:style-name="T6"> </text:span></text:span></text:p>
      <text:p text:style-name="P2"><text:span text:style-name="Strong_20_Emphasis"><text:span text:style-name="T2">Forkunnskap</text:span></text:span></text:p>
      <text:p text:style-name="P5">Etter råd fra veileder skaffet vi oss forkunnskap om temaet rus fra to behandlingshjem. Vi vil kort presentere disse da dette har vært verdifull kunnkskap til vår oppgave.</text:p>
      <text:p text:style-name="P2"><text:span text:style-name="Strong_20_Emphasis"><text:span text:style-name="T2">Vestfoldklinikken</text:span></text:span></text:p>
      <text:p text:style-name="P5">Vestfoldklinikken er en avdeling i Psykiatrien i Vestfold HF. Institusjonen tilbyr tverrfaglig spesialisert rusbehandling i henhold til Lov om spesialisthelesetjeneste. Vestfoldlinikken har et regionalt ansvar for å gi tilbud etter Lov om sosiale tjenester § 6-2 (tvang) og tilbyr i alt 4 slike plasser. Vestfoldklinikken har 4 pasientenheter i tillegg til administrasjonen:</text:p>
      <text:list xml:id="list1445905343955257085" text:style-name="L1">
        <text:list-item>
          <text:p text:style-name="P7">Avrusningsenheten for stoffavhengige- enhet 1</text:p>
        </text:list-item>
        <text:list-item>
          <text:p text:style-name="P7">Avrusning og behandlingsenheten for alkohol og medikamentavhengige- enhet 2</text:p>
        </text:list-item>
        <text:list-item>
          <text:p text:style-name="P7">Behandlingsenheten for stoffavhengige- Vivestad</text:p>
        </text:list-item>
        <text:list-item>
          <text:p text:style-name="P7">LAR (LegemiddelAssistertRehabilitering)</text:p>
        </text:list-item>
      </text:list>
      <text:p text:style-name="P2"><text:span text:style-name="Strong_20_Emphasis"><text:span text:style-name="T6"> </text:span></text:span></text:p>
      <text:p text:style-name="P2"><text:span text:style-name="Strong_20_Emphasis"><text:span text:style-name="T2">Alfa</text:span></text:span></text:p>
      <text:p text:style-name="P5">Alfa Behandlingssenter er Norges eldste behandlingssenter for alkohol- og rusavhengige etter Minnesotamodellen. Modellen baserer seg på Aas 12- trinnsprogram.</text:p>
      <text:p text:style-name="P2"><text:span text:style-name="Strong_20_Emphasis"><text:span text:style-name="T6"> </text:span></text:span></text:p>
      <text:p text:style-name="P1"><text:span text:style-name="Strong_20_Emphasis"><text:span text:style-name="T2">Analyse</text:span></text:span></text:p>
      <text:p text:style-name="P5">Vi velger å starte vår analyse ved å se på årsaken til at de begynte med narkotiske stoffer. Vi velger å analysere deres svar på dette oppimot Bronfenbrenners økologiske modell.</text:p>
      <text:p text:style-name="P2"><text:span text:style-name="T3">Informant 1 begynte å sniffe bensin og lightergass allerede på barneskolen, sammen med en vennegjeng uten at det var noen spesifikk grunn til det. </text:span><text:span text:style-name="Emphasis"><text:span text:style-name="T4">”</text:span></text:span><text:span text:style-name="Emphasis"><text:span text:style-name="T5">Det var vel fordi vi var litt rebelle da”. </text:span></text:span><text:span text:style-name="T3">Men han ble ikke avhengig av det, det var senere, på ungdomsskolen at han ble avhengig av hasj, amfetamin og ecstasy. </text:span><text:span text:style-name="Emphasis"><text:span text:style-name="T4">”</text:span></text:span><text:span text:style-name="Emphasis"><text:span text:style-name="T5">Jeg så jo ikke på hasj som noe ordentlig dop lissom, men jeg er ikke sikker, jeg blei jo avhengig av hasj på en måneds tid lissom. Så det… Fra jeg var 15 til jeg var 22 hadde jeg prøvd det meste”. </text:span></text:span><text:span text:style-name="T3">Sandberg og Pedersen skriver i boka ”Gatekapital” om hvordan </text:span><text:span text:style-name="Emphasis"><text:span text:style-name="T5">hasj markerer et brudd med barndommen, og hvordan stoffet blir et av de viktigste elementene i en ungdommelig subkultur, som gir frirom fra foreldre, skole og konvensjonelle verdier</text:span></text:span><text:span text:style-name="T3">. (Sandberg og Pedersen, 2009:124).Informant 2 begynte å røyke hasj på ungdomsskolen, og tok i tillegg reseptbelagte piller som de fikk kjøpt av folk de kjente fra sykehuset i området. </text:span><text:span text:style-name="Emphasis"><text:span text:style-name="T4">”</text:span></text:span><text:span text:style-name="Emphasis"><text:span text:style-name="T5">det er fra pasienter som var der og så blei vi kjent med dem fordi de fikk jo veldig mye dop, og da var jo det legemidler så vi synes det var mye bedre å ta det enn å kjøpe det av langere og sånne ting”. </text:span></text:span><text:span text:style-name="T3">Informant 1 følte seg aldri presset til å ta dop, ”</text:span><text:span text:style-name="Emphasis"><text:span text:style-name="T5">vi var en vennegjeng som begynte å prøve littegrann, jeg blei ikke pressa”, </text:span></text:span><text:span text:style-name="T3">mens informant 2 mener selv at hun ble påvirket: </text:span><text:span text:style-name="Emphasis"><text:span text:style-name="T4">”</text:span></text:span><text:span text:style-name="Emphasis"><text:span text:style-name="T5">nå falt jeg veldig bort i det på grunn av at søstra mi dreiv med det </text:span></text:span><text:soft-page-break/><text:span text:style-name="Emphasis"><text:span text:style-name="T5">samme”. </text:span></text:span><text:span text:style-name="T3">Informant 2 føler også at hjemmesituasjonen var med på styre henne den gale veien, hun fant sine ”likemenn” ute på gata og de ble et eget fellesskap. </text:span><text:span text:style-name="Emphasis"><text:span text:style-name="T4">”</text:span></text:span><text:span text:style-name="Emphasis"><text:span text:style-name="T5">sånn i etterkant ville jeg heller lagt skylda på foreldra mine på en måte, fordi ehm, det var jo ikke noe bra hjemme, så da gikk jeg heller ut og hang veldig mye ute og da kommer du automatisk inn i det miljøet og alle de som henger ute har jo ofte sånne problemer… og alle har mye mer kjærlighet for alle og omsorg, for det blir familien din istedenfor den dårlige familien du har hjemme”.</text:span></text:span></text:p>
      <text:p text:style-name="P2"><text:span text:style-name="Emphasis"><text:span text:style-name="T5">For Bronfenbrenner er familien en av de mest avgjørende mikrosystemene vi deltar i. De rollene vi tildeles eller prøver ut der, og de relasjonene vi bygger opp der (eller ned), vil få avgjørende betydning for hvordan vi klarer oss i forhold til andre sosiale systemer</text:span></text:span><text:span text:style-name="T3"> (Aagre, 2003:148).</text:span></text:p>
      <text:p text:style-name="P2"><text:span text:style-name="Emphasis"><text:span text:style-name="T5">Barnets utvikling er en utvikling av ulike typer kompetanse som er tilpasset de kulturelle forventninger og krav som stilles i den type samfunn barnet vokser opp i </text:span></text:span><text:span text:style-name="T3">(Øia og Fauske, 2010:16).</text:span><text:span text:style-name="Emphasis"><text:span text:style-name="T4"> </text:span></text:span><text:span text:style-name="T3">Foreldre er pliktet til å gi barna sine kunnskaper om hva som er rett og galt. De skal beskytte barna så godt som mulig og få dem til å lære å ta rett valg.</text:span></text:p>
      <text:p text:style-name="P2"><text:span text:style-name="Emphasis"><text:span text:style-name="T5">Voksne må beskytte barnet mot farlige forhold i omgivelsene og mot farlige eller skadelige virkninger av barnets egne handlinger </text:span></text:span><text:span text:style-name="T3">(Øia og Fauske, 2010:53).</text:span><text:span text:style-name="Emphasis"><text:span text:style-name="T4"> </text:span></text:span><text:span text:style-name="T3">Vi tolker det dit hen at informant 2 følte at hun ikke fikk den nødvendige oppfølgingen av sine foreldre. Dette fordi hun sier selv at det ikke var noe bra hjemme, og at den biologiske familien blir erstattet av de vennene du treffer ute.</text:span></text:p>
      <text:p text:style-name="P2"><text:span text:style-name="T3">Informant 1 fortalte oss på slutten av intervjuet at faren hans også er narkoman, men ville ikke utdype dette nærmere, og la heller aldri skylden på faren for sitt eget rusmisbruk. Vi ser allikevel at det ofte er slik at barn av foreldre med rusproblemer søker det samme miljøet og ender opp som sin far eller mor. Øystein Henriksen snakker i sin bok ”Ikke som jeg gjør, men som jeg sier” om foreldrenes betydning. Etter samtale med flere foreldre og barn har han kommet frem til at både foreldrene og barna mener at det eksempelet foreldrene setter har en stor innvirkning på barna, både positivt og negativt. En mor sier; </text:span><text:span text:style-name="Emphasis"><text:span text:style-name="T4">”</text:span></text:span><text:span text:style-name="Emphasis"><text:span text:style-name="T5">bruken av rus i heimen har en veldig innflytelse. Det er en av mange faktorer, men likevel en veldig innflytelsesrik faktor for deres fysiske og psykiske helse. Jeg ser det i det perspektivet at unger fra hjem med rusrelaterte problemer blir skadde barn som faktisk sliter hele resten av livet. Slik sett er min rolle å lære dem det hyggelige forholdet som jeg selv mener jeg har til rusen”.</text:span></text:span><text:span text:style-name="T3"> (Henriksen, 2000:138). Vi tolker det dit hen at de fleste foreldre er opptatt av å lære sine barn og ha et sunt forhold til alkohol, og å lære de å ta avstand fra det som er ulovlig ved å selv sette gode eksempler gjennom eget bruk. Hos begge informantene startet det ”ufarlig” og bare for moro skyld, men utviklet seg etter hvert til å bli en alvorlig avhengighet sier de selv. Begge informantene har begynt å eksperimentere med narkotika i tidlig alder, sammen med venner og/eller på grunn av familie. I boka Bittersøtt av Willy Pedersen står det at forskere oppfatter debuttidspunktet som viktig, men foreløpig har ingen gitt klare svar på hvorfor det er sånn. Bittersøtt antyder; at det skyldes at det skjer noe med din rolle, identitet og – for noen – din måte å mestre vansker i livet på (Pedersen, 2006:29). Vi spurte informanten om hun tror hun begynte av fri vilje eller om det var press fra miljøet der hun bodde; «</text:span><text:span text:style-name="Emphasis"><text:span text:style-name="T5">Nå falt jeg veldig borti det på grunn av søstera mi drev med det samme. Spesielt på ungdomsskolen var vi en gjeng liksom både fra 8 klasse, 9 klasse og 10 klasse, og de da som hadde gått ut årene </text:span></text:span><text:soft-page-break/><text:span text:style-name="Emphasis"><text:span text:style-name="T5">før, også da jeg begynte med litt hardere stoffer var det veldig lett for meg og da få innpass i den eldre gjengen på grunn av søstera mi allerede hadde vært der da”. </text:span></text:span><text:span text:style-name="T3">Her ser vi at familien har hatt en innvirkning på denne ungdommen.</text:span></text:p>
      <text:p text:style-name="P2"><text:span text:style-name="T3">Vi er nå inne på det Bronfenbrenner beskriver som mikro og mesonivået, som er små sosiale systemer som er med på å påvirke individet. Det går på sosialt samspill og handlinger og aktiviteter man gjør sammen med andre i hverdagen (Aagre, 2003:34). Hvem du er sammen med, hva du gjør, hvorfor du gjør det du gjør, alt henger sammen. I dette tilfellet ble våre to informanter ”påvirket” eller var med på å ”påvirke” andre til å teste ut ulovlige stoffer. Begge informantene forteller oss at det manglet inngripen fra skole og hjem før det var for sent. I følge Bronfenbrenner handler mesonivået om å skape forbindelse mellom ulike deler av mikrosystemene. ( Aagre, 2003:35). Hadde skole og hjem hatt et bedre samarbeid, ville det kanskje vært mulig å sette en stopper for rusmisbruket på et tidligere stadium. Informant 1 sier lite om oppvekstmiljøet sitt, men understreker viktigheten i at foreldrene må ta ansvar: </text:span><text:span text:style-name="Emphasis"><text:span text:style-name="T4">”</text:span></text:span><text:span text:style-name="Emphasis"><text:span text:style-name="T5">Det er viktig at de holder på med noe, atte de har noe å drive med, annet enn å bare dasse rundt. Foreldrene må passe på unga sine, ikke la dem slutte på skolen”. </text:span></text:span><text:span text:style-name="T3">Informant 1 sluttet på skolen, drev ikke med noen aktivitet på fritiden, hadde ”feil” venner, og det gikk den gale veien. Her ser vi et tydelig eksempel på at noe har sviktet på mikronivået som Bronfenbrenner beskriver. Det mangler god kommunikasjon og åpenhet mellom familie og skole, vennene får en større betydning, og man blir påvirket av media og miljøet man vokser opp i. (Aagre, 2003:34-35).</text:span><text:span text:style-name="Emphasis"><text:span text:style-name="T4"> </text:span></text:span><text:span text:style-name="T3"> Henriksen skriver i sin bok om kommunikasjon om rus mellom foreldre og barn, med utgangspunkt i et kunnskapssosiologisk perspektiv. Her går han inn på at familien stadig blir satt i skyggen av skole, lærere, trenere, ikke minst av media, og derfor får mindre kontroll over oppdragelsen av egne barn. </text:span><text:span text:style-name="Emphasis"><text:span text:style-name="T5">I tillegg er også oppdragelse av barn i økende grad knyttet til institusjoner utenfor hjemmet. Den moderne familien beskrives derfor ofte som et fellesskap som holdes sammen av følelsesmessige bånd og fellesaktiviteter på fritiden </text:span></text:span><text:span text:style-name="T3">(Henriksen, 2000:21-22). Nå blir det umulig for oss å si at foreldrenes fravær eller manglende innblanding var avgjørende for at våre to informanter begynte med narkotika, det er heller ikke vår intensjon å legge skyld på noen. På den andre siden er det relevant å påpeke faktorer som har spilt en rolle i hvordan livet til våre to informanter har utviklet seg. I tillegg til familie og venner, spiller andre faktorer som lokalmiljø, geografisk plassering, aktivitetstilbud, tiltak i kommunen osv, inn på hvordan individet vokser opp og hva slags valg man tar. Hos informant 2 var situasjonen en litt annen enn hos informant 1. Hun begynte fordi søsteren holdt på med det samme, og det var mange narkomane som bodde tett ved skolen som gjorde sitt til at det ble lettere å få tak i stoff.: </text:span><text:span text:style-name="Emphasis"><text:span text:style-name="T4">”</text:span></text:span><text:span text:style-name="Emphasis"><text:span text:style-name="T5">Også hadde vi de narkoblokkene rett ovenfor skolen, der ble vi kjent med veldig mange folk”. </text:span></text:span><text:span text:style-name="T3">Informant 2 hadde en ungdomsklubb de pleide å dra til, men det var ikke nok til at det holdt henne unna narkotikaen: </text:span><text:span text:style-name="Emphasis"><text:span text:style-name="T4">”</text:span></text:span><text:span text:style-name="Emphasis"><text:span text:style-name="T5">ja, mmm, vi var jo der, men vi sneik oss ut for å ruse oss der også lissom, men det var jo positivt på grunn av at de som jobba der snakka med oss, og jeg husker sånn som Rune (</text:span></text:span><text:span text:style-name="T3">ansatt) </text:span><text:span text:style-name="Emphasis"><text:span text:style-name="T5">lærte oss å danse breakdance og sånn…”.</text:span></text:span><text:span text:style-name="T3"> Nå er vi inne på det Bronfenbrenner beskriver som eksonivået, det vil si positive eller negative beslutninger som får virkninger for individets dagligliv. (Aagre, 2003:35). Det er jo tydelig at ungdomsklubben hadde en positiv innvirkning på informant 2, hun husket godt de ansatte og at det var gøy å lære seg breakdancing. Dessverre sluttet de å dra dit, fordi det </text:span><text:span text:style-name="Emphasis"><text:span text:style-name="T4">”</text:span></text:span><text:span text:style-name="Emphasis"><text:span text:style-name="T5">begynte </text:span></text:span><text:soft-page-break/><text:span text:style-name="Emphasis"><text:span text:style-name="T5">å bli dårligere og dårligere”. </text:span></text:span><text:span text:style-name="T3">Hva hadde skjedd dersom kommunen hadde hatt penger til å opprettholde en god standard, og beholde mye av ungdommen der? Kanskje hadde det ikke hatt noen betydning, og kanskje hadde det vært avgjørende for noens fremtid.</text:span></text:p>
      <text:p text:style-name="P5">I vår neste del av analysen skal vi se på deres betydning av behandling. Samtidig har vi her valgt å se på en og en informant siden de hadde svært forskjellige opplevelser av beghandlingen, og behandlingen skjedde i to forskjellige perioder. Dette er relevant fordi måten behandling foregår har forandret seg de siste ti årene. Noe vi har fått bekreftet av Vestfoldklinikken. Vi velger å analysere underveis ved bruk av empirisk teori og Bronfenbrenners økologiske modell.</text:p>
      <text:p text:style-name="P2"><text:span text:style-name="Strong_20_Emphasis"><text:span text:style-name="T6"> </text:span></text:span></text:p>
      <text:p text:style-name="P2"><text:span text:style-name="Strong_20_Emphasis"><text:span text:style-name="T2">Opplevelse av behandling- informant 1</text:span></text:span></text:p>
      <text:p text:style-name="P2"><text:span text:style-name="T3">Informant 1 har vært lagt inn til behandling, både frivillig, under frivillig tvang og under tvang, til sammen ca 6-7 ganger. Da vi gjennomførte intervjuet hadde han akkurat kommet ut fra et 3 mnd langt opphold på tvang. Han bar preg av et hardt liv, ihvertfall tolket vi det slik utifra klesstil, kroppsholdning og måten han snakket på. Bronfenbrenner snakker om økologiske overganger i sin modell, og bruker den som begrep for</text:span><text:span text:style-name="Emphasis"><text:span text:style-name="T4"> </text:span></text:span><text:span text:style-name="Emphasis"><text:span text:style-name="T5">å forstå sårbarhet, tilbaketrekning og utagering som følge av kriser og omstillinger som er større enn det individet har kapasitet til å takle på egen hånd</text:span></text:span><text:span text:style-name="T3"> (Aagre, 2003:38). På grunn av hans rusavhengighet, har han flere ganger vært nødt til å flytte på seg, han har blitt plassert på forskjellige behandlingshjem, han har mistet kontakt med familie og venner, blitt ”tvunget” til et liv på gata. </text:span><text:span text:style-name="Emphasis"><text:span text:style-name="T4">”</text:span></text:span><text:span text:style-name="Emphasis"><text:span text:style-name="T5">vært hekta på heroin, gått gatelangs, jeg har bodd på gata før. Tigga, stjælt og rana… skikkelig møkkaliv lissom, jeg har jo tatt 11 overdoser. Noen av dem har jo vært med vilje og lissom… rett og slett, bare livet er et hælvete. Så…”. </text:span></text:span><text:span text:style-name="T3">Vi leser av kroppsspråket til informant 1 at han ikke er stolt av og ha ranet uskyldige mennesker. Han har vært rusa, og desperat etter penger, og da får man et annet perspektiv på alt. Det rettferdiggjør på ingen måte hva han har gjort, men det er en forklaring. Vi finner igjen lignende eksempel i ”Gatekapital” hvor guttene langs Akerselva var under stort press for å skaffe raske penger. De bygget seg opp en aggresjon og frustrasjon, og den kjappeste veien til penger var ran. (Sandberg og Pedersen, 2009:194).</text:span></text:p>
      <text:p text:style-name="P2"><text:span text:style-name="T3">Som tidligere nevnt, er faren hans narkoman, og selv om han ikke ville snakke om det, er det naturlig å trekke den slutningen at det har påvirket han på en negativ måte. Og som Bronfenbrenner sier, så har vanskelighetene sin forhistorie, og det vil kreve tett oppfølging over en lengre periode fra viktige personer i den unges liv som bærer problemene (Aagre, 2003:38). Det er med andre ord viktig at informant 1 får god støtte både fra familie og fagfolk til å bearbeide fortiden og hjelp til å se fremover. Dette forteller han at han har fått i behandlingsprogrammet. Selv om han mislikte 12trinnsbehandling hvor de hadde fullt program med gruppeterapi og måtte snakke om </text:span><text:span text:style-name="Emphasis"><text:span text:style-name="T4">”</text:span></text:span><text:span text:style-name="Emphasis"><text:span text:style-name="T5">livet og greier og greier”, </text:span></text:span><text:span text:style-name="T3">så følte han at det hadde en viss nytte allikevel: </text:span><text:span text:style-name="Emphasis"><text:span text:style-name="T4">”</text:span></text:span><text:span text:style-name="Emphasis"><text:span text:style-name="T5">øøh, vi hadde jo de gruppene da, og der var det noen psykologer som fikk dratt mye dritt ut av deg, som jeg ikke visste fantes i meg engang”.</text:span></text:span></text:p>
      <text:p text:style-name="P2"><text:span text:style-name="T3">12- trinnsmodellen er en behandlingsform hvor man følger et basisprogram eller fordypningsprogram gjennom flere uker. Behandlingen har som nevnt enten et basisprogram eller fordypningsprogram, hvor basisprogrammet har fokus på klientens erkjennelse og konsekvensene av misbruket, og fordypningsprogrammet er </text:span><text:soft-page-break/><text:span text:style-name="T3">løsningsfokusert. Klinikken bruker korte skjema, tegninger og eksempler der gjenkjennelse av egen situasjon og erkjennelse av problemet er sentralt. Behandlingen foregår ofte i grupper der alle i basisprogrammet eller fordypnings­programmet deltar, men også i egne manns- og kvinnegrupper.  I tillegg er fysisk aktivitet sentralt, oppgaver i forhold til hushold, handletur, husmøte og morgensamling for både basis- og fordypningsprogrammet som klientene selv er ansvarlig for.  Deler av programmet er knyttet til videofilmer, skrive- og lesearbeid, og dette er også utgangspunktet for gruppesamtaler (Berge Andreas Steinsvåg, 2007). I Bronfenbrenners modell finner vi begrepet økologiske overganger: </text:span><text:span text:style-name="Emphasis"><text:span text:style-name="T5">Økologiske overganger krever betydelig tilpasning og omstilling fra individets side</text:span></text:span><text:span text:style-name="T3"> (Aagre, 2003:37). Dette er tilfelle hos informant 1 siden han var nødt til å tilpasse seg behandlingsformen de stedene han var innlagt.</text:span></text:p>
      <text:p text:style-name="P2"><text:span text:style-name="T3">Vi spør informanten om hva han tenkte den første gangen han kom til behandlingsstedet. </text:span><text:span text:style-name="Emphasis"><text:span text:style-name="T4">”</text:span></text:span><text:span text:style-name="Emphasis"><text:span text:style-name="T5">Eeh, hva tenkte jeg? Det husker jeg ikke ass, det var jævlig de første dagene liksom, også funka det greit da”. </text:span></text:span><text:span text:style-name="T3">Var det ålreit å være der</text:span><text:span text:style-name="Emphasis"><text:span text:style-name="T5">? ”Mhm, men det var sånn 12 trinns behandling da hvis du har hørt om det? På Alfa, jævlig slitsomt” </text:span></text:span><text:span text:style-name="T3">På hvilken måte da?</text:span><text:span text:style-name="Emphasis"><text:span text:style-name="T4"> ”</text:span></text:span><text:span text:style-name="Emphasis"><text:span text:style-name="T5">Nei det var fullt program liksom, snakka om livet og greier og greier” </text:span></text:span><text:span text:style-name="T3">Snakket du alene eller i gruppe? </text:span><text:span text:style-name="Emphasis"><text:span text:style-name="T4">”</text:span></text:span><text:span text:style-name="Emphasis"><text:span text:style-name="T5">Det var i gruppe. Når jeg tenker over det så synes jeg ikke noe særlig om det egentlig”.</text:span></text:span></text:p>
      <text:p text:style-name="P5">I teksten overfor er det beskrevet at deler av 12- trinnsbehandlingen er knyttet til skrive- og lesearbeid som kan være utgangspunkt for noen av gruppesamtalene. Dette kan vi gjenkjenne i noe av det informant 1 forteller i intervjuet.</text:p>
      <text:p text:style-name="P2"><text:span text:style-name="T3">Når informanten nevner gruppesamtalene i programmet, spør vi han om det hjalp han noe å høre om andres problemer. ”</text:span><text:span text:style-name="Emphasis"><text:span text:style-name="T5">Nei det var litt bortkasta, man lærte kanskje noe av det men det var mest bortkasta. Men vi skreiv rusoppgave – historie da, og når jeg var ferdig med den så jeg hvor mye jeg hadde rusa meg egentlig da”.</text:span></text:span><text:span text:style-name="T3"> Hva gikk den oppgava ut på? </text:span><text:span text:style-name="Emphasis"><text:span text:style-name="T4">”</text:span></text:span><text:span text:style-name="Emphasis"><text:span text:style-name="T5">Vi skreiv ned når man hadde brukt ting og hva man brukte”.</text:span></text:span><text:span text:style-name="T3"> Det hjalp deg å se det svart på hvitt? ”</text:span><text:span text:style-name="Emphasis"><text:span text:style-name="T5">ja”.</text:span></text:span><text:span text:style-name="T3"> Vi tror det hadde effekt for informant 1 å se den faktiske mengden narkotika han hadde brukt. At det å visualisere bruken gjør det mer reelt, og gjør det lettere å ta tak i problemet.</text:span></text:p>
      <text:p text:style-name="P5">Gruppeterapi har noen fordeler fremfor individualterapi, fordi formatet gir mulighet til å fordele de sterke følelsene og forsvar mot mange forskjellige relasjoner. I en gruppe er det lett å opprettholde splitting som forsvar, mens sinne mot en terapeut i en diadisk relasjon lett kan bli skremmende. Avhengighetsbehov kan også bli overveldende når det knyttes til en behandler, mens samme avhengighet til gruppen vesentlig er positiv, og kan utvikles og avvikles på naturlig og terapeutisk måte (Føyn og Shaygani, 2010:162).</text:p>
      <text:p text:style-name="P5">Føyn og Shaygani peker også på noen punkter som er positivt for gruppeterapi:</text:p>
      <text:list xml:id="list795322681983243301" text:style-name="L2">
        <text:list-item>
          <text:p text:style-name="P8">å dele erfaringer og identifisere seg med andre med rusproblemer</text:p>
        </text:list-item>
        <text:list-item>
          <text:p text:style-name="P9"> <text:span text:style-name="T1">å gjenkjenne i andres pasienter tendensen til å flykte vekk fra eller fornekte smertefulle følelser blant annet gjennom rusbruk</text:span></text:p>
        </text:list-item>
        <text:list-item>
          <text:p text:style-name="P8">å lære seg å gi uttrykk for sine behov og følelser direkte uten å være ruset</text:p>
        </text:list-item>
        <text:list-item>
          <text:p text:style-name="P8"><text:soft-page-break/>å lære seg å identifisere hendelser, følelser eller situasjoner som medfører risiko for bruk av rus (Føyn og Shaygani, 2010:162).</text:p>
        </text:list-item>
      </text:list>
      <text:p text:style-name="P5">Utifra det informanten svarte på spørsmålet om gruppeterapi opplevde vi at han syntes det var ubehagelig men samtidig lærerikt. Ser vi gruppeterapi oppimot Bronfenbrenners modell kan vi si at medlemmene i gruppeterapien blir et eget mikrosamfunn, hvor åpenhet, kommunikasjon og det å skappe relasjoner har en betydning (Aagre, 2003:35).</text:p>
      <text:p text:style-name="P5">Informanten har selv avbrutt oppholdene i behandlingsperiodene hvor han var lagt inn frivillig. Men han har også vært innlagt på frivillig tvang.</text:p>
      <text:p text:style-name="P2"><text:span text:style-name="Emphasis"><text:span text:style-name="T6">”</text:span></text:span><text:span text:style-name="Emphasis"><text:span text:style-name="T5">Det var en gang jeg skreiv under på sånn frivillig tvang, for jeg var lei av å bare gi opp hele tida. Så da skulle det liksom være mye vanskeligere å dra da, men da trua jeg bare med å knuse tv’n, så var jeg ute på 10 min”.</text:span></text:span></text:p>
      <text:p text:style-name="P5">Dette sitatet er gjenkjennelig med informasjonen om frivillig tvang vi fikk når vi besøkte Vestfoldklinikken. På Vestfoldklinikken fikk vi kunnskaper om de forskjellige tiltakene som brukes. Legges man inn frivillig kan pasienten gå om han/hun ønsker det. Under frivillig tvang skriver pasienten selv under på at han/hun skal holdes tilbake om de prøver å gå, men oppstår det trusler må pasienten slippes fri. Under tvang er man lagt inn uten samtykke og må bli der i 3 måneder, men oppstår det trusler eller vold så blir pasienten sluppet, da har ikke behandlingen noen effekt (Vestfoldklinikken, 2011).</text:p>
      <text:p text:style-name="P2"><text:span text:style-name="T3">Første gang han ble lagt inn var det fordi han selv skjønte at han var ordentlig hekta: </text:span><text:span text:style-name="Emphasis"><text:span text:style-name="T4">”</text:span></text:span><text:span text:style-name="Emphasis"><text:span text:style-name="T5">jeg var avhengig av amfetamin og ecstasy en periode, men det klarte jeg å slutte med av meg sjøl. Men så begynte jeg med heroin. Det var da jeg skjønte at jeg trengte hjælp”.  </text:span></text:span><text:span text:style-name="T3">Han la seg inn av fri vilje, og etter litt hjelp fra familie og venner, men ble værende i kun 12 dager. Han har som sagt, valgt selv å avbryte alle gangene, frem til den siste nå som han fullførte. Det tyder på at det er en lang prosess, og man må jobbe mye med egen motivasjon for ikke å gi opp. Noe som vi sitter med et inntrykk av at han absolutt har gjort. Han fortalte oss om 11 overdoser, om hvordan både kamerater og ambulanse/politi har fått liv i han igjen, og sa til oss at han hadde hatt flaks, han er glad for å være i live. For han har kjempet en lang kamp. Og etter mange mislykkede forsøk, skrev han under på frivillig tvang i den tro at det skulle bli vanskeligere å stikke av fordi han var ”</text:span><text:span text:style-name="Emphasis"><text:span text:style-name="T5">lei av å bare, ja, gi opp hele tia”. </text:span></text:span><text:span text:style-name="T3">Men etter å ha truet med å knuse tv-en, var han ute i løpet av 10 min. Dette er ikke ment som noen negativ omtale av behandlingssenteret, der er det klare regler og retningslinjer som skal følges, og det er normal prosedyre at man ikke holder igjen noen som utgjør en trussel for de ansatte eller andre innlagte.</text:span></text:p>
      <text:p text:style-name="P2"><text:span text:style-name="T3">Informant 1 er klar på at han ikke ville ha klart seg uten den hjelpen han har fått, og skal etter planen inn på langtidsbehandling på Tyrili. Dette er noe han selv mener er bra for han, og forteller blant annet om at det går an å ta truckførerlappen der. Han ytrer også et sterkt ønske om å lære seg økonomi, om hvordan han skal kunne klare å nedbetale gjeld:</text:span><text:span text:style-name="Emphasis"><text:span text:style-name="T4"> ”</text:span></text:span><text:span text:style-name="Emphasis"><text:span text:style-name="T5">kanskje litt papirarbeid, jeg sitter i gjeld opp til huet ikke sant, til staten. Så fått hjelp med det for eksempel. For det blir mye dødtid”. </text:span></text:span><text:span text:style-name="T3">Vi leser i boka ”Gatekapital” om flere hjelpeorganisasjoner og ”hjelpere”. ”Ungdom mot vold”, for eksempel, var bygd opp av tidligere misbrukere med erfaring fra gjengmiljøet. Disse var til stor hjelp fordi de ”snakket </text:span><text:soft-page-break/><text:span text:style-name="T3">samme språk”, de kjente til de belastede miljøene fra innsiden, og kunne hjelpe til med mekling og gjeldsproblemer (Sandberg og Pedersen, 2009:221). Vi tror det er lettere for rusmisbrukere og forholde seg til mennesker som en gang har vært der hvor de er nå, ikke at det er en absolutt nødvendighet, men at det i stor grad har en positiv innvirkning nettopp fordi de forstår hverandre på et helt annet nivå.</text:span></text:p>
      <text:p text:style-name="P5">Tiden etter behandling, livet videre:</text:p>
      <text:p text:style-name="P2"><text:span text:style-name="T3">Informant 1 fikk tilbud fra NAV om et sted å bo da han kom ut, men syntes selv det var best å flytte inn til sin mor. Ifølge han selv var det bare folk med rusproblemer som bodde der hvor han fikk plass og da hadde han lett falt tilbake:</text:span><text:span text:style-name="Emphasis"><text:span text:style-name="T4"> ” </text:span></text:span><text:span text:style-name="Emphasis"><text:span text:style-name="T5">det er jo som om å be meg å begynne igjen, så det… var best at jeg flytta hit”. </text:span></text:span><text:span text:style-name="T3">Nå har han et rusteam som han snakker med to ganger i uka, og venter på å komme inn til langtidsbehandlingen. Han nøler allikevel litt, mener at han kanskje ikke trenger å dra. Men sier tilslutt at han nok mest sannsynlig ender opp med å reise. Da vi var på Vestfoldklinikken sa den ansatte: ”</text:span><text:span text:style-name="Emphasis"><text:span text:style-name="T5">Før var det vanligere å sende  bort misbrukere,  det eneste som nyttet var å kutte alle bånd til fortiden, og å flytte vekk og begynne et nytt liv”.</text:span></text:span><text:span text:style-name="T3"> Nå er det mer fokus på at de skal klare å vende tilbake, men fortsatt være rusfrie. Informant 1 mente det ikke hadde noen betydning hvor du bodde, om du vil ruse deg, klarer du det uansett hvor du bor: ”</text:span><text:span text:style-name="Emphasis"><text:span text:style-name="T5">det er mange miljøer i byen, jeg veit ikke helt egentlig jeg ass. Det er lett å få tak i dop, uansett hvor du er. Det er det letteste som fins. Da jeg var lagt inn på Sørlandet stakk jeg av, og 10 min. senere hadde jeg skaffa stæsj, og der kjente jeg ingen”. </text:span></text:span><text:span text:style-name="T3">Så det spiller liten rolle hvor man bor tydeligvis, men det er klart at man ikke kan ha de samme vennene som før. Ikke de som fortsatt ruser seg i alle fall:</text:span><text:span text:style-name="Emphasis"><text:span text:style-name="T4"> ”</text:span></text:span><text:span text:style-name="Emphasis"><text:span text:style-name="T5">jeg har jo sprekki et par ganger… men… etter at jeg kom ut da, men nå… jeg skjønte at detta går ikke lissom. Så ja… nå har jeg to kompiser som er rusfrie, han ene sitter i fengsel da men, han kommer jo ut om et halvt år. Så da… ja, det er greit å ha de”. </text:span></text:span><text:span text:style-name="T3">Ifølge Bronfenbrenner vil enhver sterkt positiv eller negativ endring i et viktig mikrosystem få ringvirkninger for andre mikrosystemer (Aagre, 2003:34). I dette tilfellet er det viktig for informant 1 at han nå kun tilbringer tiden sin med sine rusfrie venner.</text:span></text:p>
      <text:p text:style-name="P5">Vi sitter igjen med et inntrykk av at informant 1 har opplevd det å være til behandling som slitsomt, men nødvendig. Nå har han etter vårt synspunkt fortsatt en lang vei igjen å gå, han har ikke vært rusfri særlig lenge og har ”sprukket” flere ganger tidligere. Han sier selv at han ikke hadde levd i dag om det ikke hadde vært for at han fikk hjelp, og erkjenner at selv om mye har vært tungt, slitsomt og i hans øyne bortkastet, så har han fått hjelp til å ta noen oppgjør med seg selv.</text:p>
      <text:p text:style-name="P2"><text:span text:style-name="Strong_20_Emphasis"><text:span text:style-name="T2">Opplevelse av behandling og utvikling- informant 2</text:span></text:span></text:p>
      <text:p text:style-name="P2"><text:span text:style-name="T3">Informant 2 er i dag 25 år og ble lagt inn førstegang når hun var 17 år. Hun har litt vanskeligheter med å huske denne perioden siden hun var ruset mesteparten av tiden. Hun la seg først inn frivillig etter en episode mellom henne og moren hvor hun skjønte at det hadde gått for langt.  “</text:span><text:span text:style-name="Emphasis"><text:span text:style-name="T5">Jeg kom hjem til mamma, da var jeg veldig, veldig sliten og hadde tatt veldig mye stoff og sånne ting så ehhh, mamma dreiv og lagde boller eller noe sånt noe, og jeg var så borte at jeg klarte ikke… jeg lukta det var boller, jeg så det var boller, men jeg sa knekkebrød. Jeg begynte å surre veldig da, også konfronterte mamma meg og </text:span></text:span><text:soft-page-break/><text:span text:style-name="Emphasis"><text:span text:style-name="T5">sa at det ikke var det, og da ble jeg såpass sint at jeg reiste kniven opp mot henne og holdt på å stikke</text:span></text:span><text:span text:style-name="T3">. </text:span><text:span text:style-name="Emphasis"><text:span text:style-name="T5">Og da kom stefaren min og stengte meg inne på soverommet. Og når jeg lå der på soverommet tenkte jeg at nå har det godt for langt, nå har jeg ikke kontroll”.</text:span></text:span><text:span text:style-name="T3"> I helsedirektoratets veileder om tidlig intervensjon på rusområdet leser vi at </text:span><text:span text:style-name="Emphasis"><text:span text:style-name="T5">personer som er i risiko for å utvikle rusmiddelproblemer, eller som allerede viser tegn på mulig problemutvikling, får ikke alltid den hjelpen de trenger på et tidlig tidspunkt. Mange vegrer seg mot å gripe inn på grunnlag av vage tegn og symptomer, og små tegn må i mange tilfeller vokse seg store før noen gjør noe</text:span></text:span><text:span text:style-name="T3">. (Bæcklund m. flere, 2010:10). Etter selv å ha tatt initiativ til å legge seg inn til avvenning, klarte hun å holde ut cirka en uke før hun rømte</text:span><text:span text:style-name="Emphasis"><text:span text:style-name="T5">. </text:span></text:span><text:span text:style-name="T3">“</text:span><text:span text:style-name="Emphasis"><text:span text:style-name="T5">Jeg tror jeg var der en uke eller noe sånt og så ville jeg ha mere stoff så da stakk jeg ut”</text:span></text:span><text:span text:style-name="T3">. Siden behandlingshjemmet så at hun trengte videre hjelp hentet de henne 5-6 timer senere og fikk lagt henne inn på tvang. “</text:span><text:span text:style-name="Emphasis"><text:span text:style-name="T5">Så da lagde nok gjennom et hastevedtak for det gikk, jeg tror var i byen i 5-6 timer så kom de plutselig og hentet meg. Så da hadde de sikkert fått godkjent det vedtaket så de kunne ta meg”</text:span></text:span><text:span text:style-name="T3">. Denne perioden inne på tvang var hun i cirka et halvt år. Hvordan opplevde du det å bli tatt inn på tvang, hvordan opplevde du den prosessen der i forhold til det å være der frivillig, var det stor forskjell? </text:span><text:span text:style-name="Emphasis"><text:span text:style-name="T4">”</text:span></text:span><text:span text:style-name="Emphasis"><text:span text:style-name="T5">Ehh, nei det var ingen forskjell fordi institusjonen var liksom sånn at du kunne være under tvang frivillig, så jeg var jo innlåst første gangen også og det var jo sånn… ehh som når jeg kom dit første gang for det var jo et hus som var liksom gjort om til leiligheter, alt var jo rensket det var jo ingen bilder oppå veggene, ikke noe, for du kan jo knuse bilder og skjære deg og sånn. Jeg hadde jo full overvåkning også første gangen, så når jeg kom andre gangen viste ikke jeg forskjell på når jeg var der første gangen og andre gangen og det har jeg først skjønt nå i etterkant”.  </text:span></text:span><text:span text:style-name="T3">Så det var ikke noe forskjell på å være på der frivillig eller under tvang? «</text:span><text:span text:style-name="Emphasis"><text:span text:style-name="T5">Nei de behandlet meg helt likt liksom og så var det sånn at jeg måtte jobbe meg opp for å få lov til å gå inn på kjøkkenet og få lov til å gå ut å ta en røyk og sånn ting. Det er sånn at du må jobbe deg opp i faser og sånne ting, så lenge jeg var snill så kunne de henge på plass bilder og gjøre det litt mer koselig der liksom, men hvis jeg da gjorde en ting feil så var det rett tilbake igjen da”.</text:span></text:span><text:span text:style-name="T3"> Man skal lære seg å følge reglene som gjelder det enkelte behandlingsstedet. Dette fikk vi også bekreftet da vi var på Vestfoldklinikken.</text:span></text:p>
      <text:p text:style-name="P2"><text:span text:style-name="T3">Det er store forskjeller på de ulike behandlingsstedene. Noen steder er pasientene mye sammen og andre steder er de isolert fra hverandre og har bare kontakt med de ansatte, familie og venner som kommer på besøk. Vi spurte informant 2 om dette; Hvordan var det i forhold til de andre som var der, hadde du noe kontakt med dem? De har jo kanskje mye av de samme erfaringene du hadde? «</text:span><text:span text:style-name="Emphasis"><text:span text:style-name="T5">Vi ble sperret hver for oss«. </text:span></text:span><text:span text:style-name="T3">Ingen gruppeterapi eller noen ting? «</text:span><text:span text:style-name="Emphasis"><text:span text:style-name="T5">Nei”.</text:span></text:span></text:p>
      <text:p text:style-name="P2"><text:span text:style-name="T3">Kan du beskrive en typisk dag under oppholdet? «</text:span><text:span text:style-name="Strong_20_Emphasis"><text:span text:style-name="T4"> </text:span></text:span><text:span text:style-name="Emphasis"><text:span text:style-name="T5">Ehh jeg tror jeg ble vekt i 7-8 tiden, vi fikk mat fra sykehuset”. </text:span></text:span><text:span text:style-name="T3">Satt dere sammen med de andre eller satt dere hver for dere? «</text:span><text:span text:style-name="Emphasis"><text:span text:style-name="T5">Alene, ehh så da var det liksom sånn husker ikke helt hvordan tablett jeg fikk da, men jeg lurer på om det var antidepressiva som jeg fikk da om morningen, ehh også var frokosten gjerne to tørre brødskiver med pålegg og kanskje sviskekompott, ett eller annet kjedelig greier. Også var det kanskje en samtale med psykolog og så hadde jeg det sånn at når jeg kom dit spurte de meg om jeg ville ha noe bedre og da sa jeg at jeg ville ha kontakt med faren min, så han kom en halvtime annen hver dag og var sammen med </text:span></text:span><text:soft-page-break/><text:span text:style-name="Emphasis"><text:span text:style-name="T5">meg etter jobb. Så det var jo stas når da han kom”. </text:span></text:span><text:span text:style-name="T3">På Vestfoldklinikken spurte vi om hvordan det er med ettervern, og ettervern er visst et ord som ikke lenger er i bruk. Hun vi snakket med fortalte oss at de fokuserte mye på kognitiv terapi, dvs behandling av tenkemåter. Et annet fokusområde de hadde var fysisk aktivitet, og fagutvikling. Pasienten har krav på bolig og hjelp etter behandling for ikke å falle tilbake. Informant 2 sa at når hun var ferdig i behandling var det ikke noen lov om at det skulle være oppfølging. Hun valgte selv å begynne på en folkehøgskole og starte på nytt der ingen kjente henne, men hun har alltid vært åpen om sin fortid.</text:span></text:p>
      <text:p text:style-name="P2"><text:span text:style-name="T3">Hun kan beskrive både positive og negative opplevelser/erfaringer med behandlingshjemmet. Hun beskriver en enkeltperson under behandlingen som spesielt viktig i hennes arbeid mot å bli rusfri. “</text:span><text:span text:style-name="Emphasis"><text:span text:style-name="T5">Men sånn som når jeg kom til institusjonen så var det ei dame som ikke var utdannet, men som hadde vært tidligere narkoman, hun var utrolig koselig og jeg satt og hørte på alt hun sa og hun var veldig interessant å høre på da”. </text:span></text:span><text:span text:style-name="T3">Dette finner vi også igjen i boka ”Gatekapital”. En av guttene som blir intervjuet beskriver en av ”hjelperne” sine på denne måten:”</text:span><text:span text:style-name="Emphasis"><text:span text:style-name="T4"> </text:span></text:span><text:span text:style-name="Emphasis"><text:span text:style-name="T5">Med all erfaringen dem har. De veit hva dem snakker om. Det er lettere for dem”. </text:span></text:span><text:span text:style-name="T3">(Sandberg og Pedersen, 2006:221). Informant 2beskriver at det å snakke med en som hadde hatt erfaring med det samme problemet var viktig for å kunne sette ord på det hun hadde opplevd. Samtidig synes hun psykologtimene som ble gitt i behandlingen ikke hadde like stor innvirkning på henne. Hun beskriver dette:</text:span><text:span text:style-name="Emphasis"><text:span text:style-name="T4"> “</text:span></text:span><text:span text:style-name="Emphasis"><text:span text:style-name="T5">Henne synes jeg var helt teit å høre på da for hun, alt var på en måte etter boka og alt skulle psykoanalyseres og sånne ting så hun hørte jeg ingen ting på, hennes tips eller råd eller det passet ikke meg. Hun hørte ikke hva jeg hadde å si for ofte når du kommer på institusjon så vil dem ikke høre på de verste brekka dine, verste historiene dine. De vil du skal se fremover, og på en måte vil se en fremtid da, men for min del da; jeg måtte først avslutte det jeg hadde holdt på med”.</text:span></text:span><text:span text:style-name="T3"> Dette forteller oss at hun hadde et behov for å kunne snakke om det som hadde skjedd, hun måtte få muligheten til å avslutte det vonde kapittelet før hun var i stand til å begynne å se på framtiden. Denne ene ansatte gav henne denne muligheten, og siden hun selv hadde vært oppe i den samme situasjonen skapte dette en form for tillit beskrev informant 2. I Bronfenbrenners mikromodell blir denne ansatte Informant 2 sin viktigste relasjon da de deler mye av de samme erfaringene fra rusmiljøet (Aagre, 2003:34). Hun trekker fram episoder med den ansatte hvor hun hadde mulighet til å være med henne hjem som positiv for henne i denne behandlingen. Hun sier at tillitsforholdet mellom henne og den ansatte hadde mye å si for hennes behandling. Hun stolte på henne og følte at det var trygt å åpne seg for henne. Samtidig var det liten form for gruppeterapi i hennes behandling, noe som vi forstod etter samtale med Vestfoldklinikken kunne være positivt for klienten. “</text:span><text:span text:style-name="Emphasis"><text:span text:style-name="T5">Det var en som var der en uke likt med meg liksom og var på vei ut liksom. Ehh, men vi fikk aldri være sammen eller noe, men jeg så han jo for det var glassvegger og dører og sånn så det hendte jo at jeg så han når jeg gikk fra det ene til det andre liksom, men vi hadde ikke noe omgang liksom”. </text:span></text:span><text:span text:style-name="T3">Hun forteller at hun savnet det å være i kontakt med andre som slet med de samme problemene. “</text:span><text:span text:style-name="Emphasis"><text:span text:style-name="T5">Så jeg skulle ønske at på en måte kanskje institusjonen hadde enten om dem hadde kanskje en gang i uka da hvor alle på institusjoner rundt i Buskerud fikk lov til å spille fotball eller et eller annet liksom”.</text:span></text:span><text:span text:style-name="T3"> Informant 2 skulle ønske at det på </text:span><text:soft-page-break/><text:span text:style-name="T3">fylkesbasis var flere tilbud til de som var i behandling, dette går under Bronfenbrenners eksonivå (Aagre, 2003:35).</text:span></text:p>
      <text:p text:style-name="P2"><text:span text:style-name="T3">I tiden etter behandling flyttet hun til ett annet sted av landet, og hun sier at det å komme seg vekk fra miljøet på hjemstedet hadde mye å si for hennes situasjon. “</text:span><text:span text:style-name="Emphasis"><text:span text:style-name="T5">Det tror jeg hadde veldig mye å si, flytte helt vekk, fordi som sagt hadde jeg venner som ikke drev med stoff når jeg bodde hjemme også, men de var litt redd for meg, de på en måte så klart det har en innvirkning på en måte at selv NN gikk på skole med meg liksom, han viste jo hva jeg drev med liksom så hvis jeg på en måte hadde vært på avrusning så skulle jeg begynt å snakke med han og blitt kamerat med han liksom det hadde ikke helt funka på en måte. Han hadde da vist om min fortid for kort tid siden og da hadde jeg fort sklidd tilbake til mine gamle venner for der var det trygt og godt, og jeg visste at dem var glade i meg sånne ting”.</text:span></text:span><text:span text:style-name="T3"> Hun hadde tatt et oppgjør med seg selv, men sier det ville vært vanskelig og fått den kontakten hun ville ha med personer på hjemstedet siden de visste om hennes fortid. Mikronivået handler om de nærmeste relasjonene du har rundt deg opp gjennom livet. Informant 2 mente det var viktig å finne seg nye venner, og det å være ærlig om sin fortid. (Aagre, 2003:34).  </text:span></text:p>
      <text:p text:style-name="P2"><text:span text:style-name="T3">Føler du det å være så åpen om fortiden din har hjulpet deg å holde deg rusfri? ”</text:span><text:span text:style-name="Emphasis"><text:span text:style-name="T5">Jeg er litt i tvil egentlig fordi, istedenfor at det er en negativ ting jeg vil på en måte skjule og være flau over da, så er det en positiv ting liksom. Sånn som for eksempel mannen min da hvis jeg ikke hadde fortalt alt det til han med en gang og vi hadde blitt sammen, da hadde det blitt enda vanskeligere for meg og fortalt det etterpå.</text:span></text:span><text:span text:style-name="T3">. </text:span><text:span text:style-name="Emphasis"><text:span text:style-name="T5">Da hadde det blitt et press på meg og at jeg ikke måtte sprekke og da hadde jeg sikkert sprukket fordi det hadde blitt så slitsomt når folk hele tiden hadde trodd at jeg hadde sprukket da.</text:span></text:span><text:span text:style-name="T3"> </text:span><text:span text:style-name="Emphasis"><text:span text:style-name="T5">Det er mye bedre å være ærlig med det og jeg har merket nå i etterkant sånn ehhh sånn forskjellig unge ungdommer som jeg prater med dem er jo veldig åpne tilbake mot meg og spør masse spørsmål og lurer på hvordan der er”.</text:span></text:span></text:p>
      <text:p text:style-name="P2"><text:span text:style-name="T3">Det store spørsmålet er om ungdom klarer å bli rusfrie uten behandling, og vi spurte informant 2 om hva hun tror i sin situasjon; </text:span><text:span text:style-name="Emphasis"><text:span text:style-name="T4">”</text:span></text:span><text:span text:style-name="Emphasis"><text:span text:style-name="T5">Mmm litt vanskelig å si egentlig for jeg vil jo si at hvis du deler opp det å bli rusfri i fire deler da så fikk jeg første delen på avrusnings hjem og de tre siste delene gjorde jeg selv på folkehøgskolen. Mhm så jeg vet ikke om jeg ville greid meg første delen uten dem, det vet jeg ikke. Men mesteparten av jobben var jo etter at jeg var ferdig der”. </text:span></text:span><text:span text:style-name="T3">Behandling av ruslidelser handler om å bringe pasienten tilbake til en virkelig relasjon – fra en rusrelasjon til tilknytning(Føyn og Shaygani, 2010:108). Vi tror at informant 2, i likhet med informant 1, hadde god nytte av å komme til et behandlingshjem. I informant 2 sitt tilfelle var det viktig å få det første ”sparket i rompa”, og så klarte hun resten på egen hånd i følge henne selv.</text:span></text:p>
      <text:p text:style-name="P2"><text:span text:style-name="T3">Innvirkninger på makrosystemet kan sees i sammenheng med informantenes opphold på behandlingshjem. Informant 2 beskriver at da hun var inne til behandling var det ikke et krav om at behandlingshjemmet måtte følge opp klientene sine. Dette er innvirkninger på makronivå som har direkte påvirkning på informanten. Hun sier: “</text:span><text:span text:style-name="Emphasis"><text:span text:style-name="T4"> </text:span></text:span><text:span text:style-name="Emphasis"><text:span text:style-name="T5">men når jeg var på avrusning så var det ikke lov om ettervern, det er først for 3 år siden det kom i reglene om at det SKAL være ettervern, før sto det at det BØR være ettervern. Så etter at jeg hadde vært på institusjon skulle jeg egentlig bare flytte hjem med mammaen min og alt var bare bra og fint. Ehh da nektet jeg og sa til de på institusjon at jeg vil ikke flytte hjem, </text:span></text:span><text:soft-page-break/><text:span text:style-name="Emphasis"><text:span text:style-name="T5">jeg vil ikke begynne på den samme skolen igjen det ville jo bli det samme”. </text:span></text:span><text:span text:style-name="T3">Hadde det ikke vært for at informant 2 selv søkte seg inn på folkehøgskole måtte hun ha flyttet hjem, fordi det i hennes kommune på daværende tidspunkt ikke fantes noen andre tilbud. Det er dette Bronfenbrenner beskriver som innvirkninger på ekso- og makronivå.</text:span></text:p>
      <text:p text:style-name="P2"><text:span text:style-name="T3">Hun følte et sterkt behov for å komme seg vekk fra sitt gamle liv, sin familie og ”dårlige” venner. Hun sa at dersom hun hadde flyttet tilbake, ville hun ikke vært sterk nok til å ta avstand fra rusmiljøet. </text:span><text:span text:style-name="Emphasis"><text:span text:style-name="T5">Steder er tema. De er omstridt, diskutert og skiftende i sin betydning for ulike kategorier mennesker. En del unge opererer med tolkninger av sitt lokalsamfunn som tilsier at de må bort, nesten for enhver pris </text:span></text:span><text:span text:style-name="T3">(Øia og Fauske, 2010:179). I informant 2 sitt tilfelle var det å flytte og starte på nytt, et slags alfa omega. Hun fikk en ny sjanse og et nytt liv.</text:span></text:p>
      <text:p text:style-name="P1"><text:span text:style-name="Strong_20_Emphasis"><text:span text:style-name="T6"> </text:span></text:span></text:p>
      <text:p text:style-name="P2"><text:span text:style-name="Strong_20_Emphasis"><text:span text:style-name="T6"> </text:span></text:span></text:p>
      <text:p text:style-name="P2"><text:span text:style-name="Strong_20_Emphasis"><text:span text:style-name="T6"> </text:span></text:span></text:p>
      <text:p text:style-name="P2"><text:span text:style-name="Strong_20_Emphasis"><text:span text:style-name="T6"> </text:span></text:span></text:p>
      <text:p text:style-name="P2"><text:span text:style-name="Strong_20_Emphasis"><text:span text:style-name="T6"> </text:span></text:span></text:p>
      <text:p text:style-name="P1"><text:span text:style-name="Strong_20_Emphasis"><text:span text:style-name="T2">Avslutning</text:span></text:span></text:p>
      <text:p text:style-name="P5">Vi har nå kommet til avslutningen på vår FoU oppgave. Det har vært en lærerik, men også utfordrende prosess. Ingen av oss i gruppen har vært med på en slik undersøkelse før. Siden vi hadde to svært forskjellige informanter, og fikk så ulike svar, føler vi at vi har fått svar på det vi lurte på i forhold til problemstillingen. Vi har samarbeidet godt gjennom hele perioden, og vi sitter igjen med en bedre forståelse av hva ungdom med rusproblemer går gjennom. Vi synes det var givende i prosessen å være i kontakt med ansatte på Vestfoldklinikken, fordi det gav oss sjansen til å se informantenes svar i lys av et velrenomert behandlingssted.</text:p>
      <text:p text:style-name="P1"><text:span text:style-name="Strong_20_Emphasis"><text:span text:style-name="T6"> </text:span></text:span></text:p>
      <text:p text:style-name="P1"><text:span text:style-name="Strong_20_Emphasis"><text:span text:style-name="T6"> </text:span></text:span></text:p>
      <text:p text:style-name="P1"><text:span text:style-name="Strong_20_Emphasis"><text:span text:style-name="T6"> </text:span></text:span></text:p>
      <text:p text:style-name="P1"><text:span text:style-name="Strong_20_Emphasis"><text:span text:style-name="T6"> </text:span></text:span></text:p>
      <text:p text:style-name="P1"><text:span text:style-name="Strong_20_Emphasis"><text:span text:style-name="T6"> </text:span></text:span></text:p>
      <text:p text:style-name="P1"><text:span text:style-name="Strong_20_Emphasis"><text:span text:style-name="T6"> </text:span></text:span></text:p>
      <text:p text:style-name="P1"><text:span text:style-name="Strong_20_Emphasis"><text:span text:style-name="T6"> </text:span></text:span></text:p>
      <text:p text:style-name="P1"><text:span text:style-name="Strong_20_Emphasis"><text:span text:style-name="T6"> </text:span></text:span></text:p>
      <text:p text:style-name="P1"><text:span text:style-name="Strong_20_Emphasis"><text:span text:style-name="T6"> </text:span></text:span></text:p>
      <text:p text:style-name="P1"><text:span text:style-name="Strong_20_Emphasis"><text:span text:style-name="T6"> </text:span></text:span></text:p>
      <text:p text:style-name="P1"><text:span text:style-name="Strong_20_Emphasis"><text:span text:style-name="T6"> </text:span></text:span></text:p>
      <text:p text:style-name="P1"><text:span text:style-name="Strong_20_Emphasis"><text:span text:style-name="T6"> </text:span></text:span></text:p>
      <text:p text:style-name="P1"><text:span text:style-name="Strong_20_Emphasis"><text:span text:style-name="T6"> </text:span></text:span></text:p>
      <text:p text:style-name="P1"><text:span text:style-name="Strong_20_Emphasis"><text:span text:style-name="T6"> </text:span></text:span></text:p>
      <text:p text:style-name="P1"><text:span text:style-name="Strong_20_Emphasis"><text:span text:style-name="T6"> </text:span></text:span></text:p>
      <text:p text:style-name="P1"><text:span text:style-name="Strong_20_Emphasis"><text:span text:style-name="T2">Litteraturliste</text:span></text:span></text:p>
      <text:p text:style-name="P2"><text:span text:style-name="T3">Aagre, Willy. (2003): </text:span><text:span text:style-name="Emphasis"><text:span text:style-name="T5">Ungdomskunnskap: hverdagslivets kulturelle former. </text:span></text:span><text:span text:style-name="T3">Bergen: Fagbokforlaget.</text:span></text:p>
      <text:p text:style-name="P2"><text:soft-page-break/><text:span text:style-name="T3">Bæcklund, Solvor, Enstad, Frøydis, Frøyland, Kjetil, Gimse, Anders Øystein, Hoel, Ingvild, Ingerslev, Hanne.(2010) </text:span><text:span text:style-name="Emphasis"><text:span text:style-name="T5">Fra</text:span></text:span><text:span text:style-name="T3"> </text:span><text:span text:style-name="Emphasis"><text:span text:style-name="T5">bekymring til handling. En veileder om tidlig intervensjon på rusområdet</text:span></text:span><text:span text:style-name="T3">. Oslo: Helsedirektoratet.</text:span></text:p>
      <text:p text:style-name="P2"><text:span text:style-name="T3">Fauske, Halvor og Tormod Øia (2003): </text:span><text:span text:style-name="Emphasis"><text:span text:style-name="T5">Oppvekst i Norge. </text:span></text:span><text:span text:style-name="T3">Oslo: Abstrakt forlag.</text:span></text:p>
      <text:p text:style-name="P2"><text:span text:style-name="T3">Føyn, Per og Shaygni, Shahram.(2010) </text:span><text:span text:style-name="Emphasis"><text:span text:style-name="T5">Psykodynamisk behandling av ruslidelser.</text:span></text:span><text:span text:style-name="T3"> Oslo: Universitetsforlaget</text:span></text:p>
      <text:p text:style-name="P2"><text:span text:style-name="T3">Henriksen, Øystein. (2000) Ikke </text:span><text:span text:style-name="Emphasis"><text:span text:style-name="T5">som jeg gjør, men som jeg sier. Om rus, kommunikasjon og oppdragelse.</text:span></text:span><text:span text:style-name="T3"> Otta: Øystein Henriksen og Tano Aschehoug.</text:span></text:p>
      <text:p text:style-name="P2"><text:span text:style-name="T3">Pedersen, Willy.(2006): </text:span><text:span text:style-name="Emphasis"><text:span text:style-name="T5">Bittersøtt: ungdom/sosialisering/rusmidler 2. utgave. </text:span></text:span><text:span text:style-name="T3">Oslo: Universitetsforlaget.</text:span></text:p>
      <text:p text:style-name="P2"><text:span text:style-name="T3">Ryen, Anne.(2002) </text:span><text:span text:style-name="Emphasis"><text:span text:style-name="T5">Det kvalitative intervjuet. Fra vitenskapsteori til feltarbeid</text:span></text:span><text:span text:style-name="T3">. Bergen: Fagbokforlaget Vigmostad &amp; Bjørke AS.</text:span></text:p>
      <text:p text:style-name="P2"><text:span text:style-name="T3">Sandberg, Sveinung og Willy Pedersen (2006): </text:span><text:span text:style-name="Emphasis"><text:span text:style-name="T5">Gatekapital.</text:span></text:span><text:span text:style-name="T3"> Oslo: Universitetsforlaget.</text:span></text:p>
      <text:p text:style-name="P2"><text:span text:style-name="T3">Trondman, Mats (2003): </text:span><text:span text:style-name="Emphasis"><text:span text:style-name="T5">Kloka møten.</text:span></text:span><text:span text:style-name="T3"> Lund: Studentlitteratur.</text:span></text:p>
      <text:p text:style-name="P5">Vestfoldklinikken: informasjonshefte og Power Point.</text:p>
      <text:p text:style-name="P2"><text:span text:style-name="Strong_20_Emphasis"><text:span text:style-name="T2">Nettlitteraturliste:</text:span></text:span></text:p>
      <text:p text:style-name="P2"><text:a xlink:type="simple" xlink:href="http://www.storby.oslo.kommune.no/" text:style-name="Internet_20_link" text:visited-style-name="Visited_20_Internet_20_Link"><text:span text:style-name="T7">http://www.storby.oslo.kommune.no</text:span></text:a></text:p>
      <text:p text:style-name="P2"><text:a xlink:type="simple" xlink:href="http://www.storby.oslo.kommune.no/radgivningskontoret_for_horselshemmede/prosjekter/rusbehandling/article81054-24938.html" text:style-name="Internet_20_link" text:visited-style-name="Visited_20_Internet_20_Link"><text:span text:style-name="T7">http://www.storby.oslo.kommune.no/radgivningskontoret_for_horselshemmede/prosjekter/rusbehandling/article81054-24938.html</text:span></text:a></text:p>
      <text:p text:style-name="P2"><text:a xlink:type="simple" xlink:href="http://www.alfavest.no/index.php?option=com_content&amp;task=view&amp;id=19&amp;Itemid=35" text:style-name="Internet_20_link" text:visited-style-name="Visited_20_Internet_20_Link"><text:span text:style-name="T7">http://www.alfavest.no/index.php?option=com_content&amp;task=view&amp;id=19&amp;Itemid=35</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Bitstream Charter', serif"/>
    <style:font-face style:name="Helvetica Neue" svg:font-family="'Helvetica Neue', Arial, Helvetica, 'Nimbus Sans 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03:09:20.484000000</meta:creation-date>
    <dc:date>2016-12-20T03:15:32.104000000</dc:date>
    <meta:editing-duration>PT1M25S</meta:editing-duration>
    <meta:editing-cycles>2</meta:editing-cycles>
    <meta:generator>LibreOffice/5.2.0.4$Windows_x86 LibreOffice_project/066b007f5ebcc236395c7d282ba488bca6720265</meta:generator>
    <meta:document-statistic meta:table-count="0" meta:image-count="0" meta:object-count="0" meta:page-count="18" meta:paragraph-count="123" meta:word-count="9526" meta:character-count="55156" meta:non-whitespace-character-count="45682"/>
  </office:meta>
</office:document-meta>
</file>